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roid Sans Fallback" officeooo:rsid="0019057e" officeooo:paragraph-rsid="0019057e"/>
    </style:style>
    <style:style style:name="P2" style:family="paragraph" style:parent-style-name="Standard">
      <style:text-properties style:font-name="Droid Sans Fallback" officeooo:rsid="001ab1d7" officeooo:paragraph-rsid="001ab1d7"/>
    </style:style>
    <style:style style:name="P3" style:family="paragraph" style:parent-style-name="Standard">
      <style:text-properties style:font-name="Droid Sans Fallback" officeooo:rsid="001aba7a" officeooo:paragraph-rsid="001aba7a"/>
    </style:style>
    <style:style style:name="P4" style:family="paragraph" style:parent-style-name="Standard">
      <style:text-properties style:font-name="Droid Sans Fallback" fo:font-size="9pt" officeooo:rsid="001aba7a" officeooo:paragraph-rsid="001aba7a" style:font-size-asian="9pt" style:font-size-complex="9pt"/>
    </style:style>
    <style:style style:name="P5" style:family="paragraph" style:parent-style-name="Standard">
      <style:text-properties style:font-name="Droid Sans Fallback" fo:font-size="9pt" officeooo:rsid="001f7cdb" officeooo:paragraph-rsid="001f7cdb" style:font-size-asian="9pt" style:font-size-complex="9pt"/>
    </style:style>
    <style:style style:name="P6" style:family="paragraph" style:parent-style-name="Standard">
      <style:text-properties style:font-name="Droid Sans Fallback" officeooo:paragraph-rsid="001aba7a"/>
    </style:style>
    <style:style style:name="P7" style:family="paragraph" style:parent-style-name="Standard">
      <style:text-properties style:font-name="monospace" fo:font-size="9pt" officeooo:rsid="001aba7a" officeooo:paragraph-rsid="001aba7a" style:font-size-asian="9pt" style:font-size-complex="9pt"/>
    </style:style>
    <style:style style:name="P8" style:family="paragraph" style:parent-style-name="Standard">
      <style:text-properties style:font-name="monospace" fo:font-size="9pt" officeooo:rsid="001f7cdb" officeooo:paragraph-rsid="001f7cdb" style:font-size-asian="9pt" style:font-size-complex="9pt"/>
    </style:style>
    <style:style style:name="P9" style:family="paragraph" style:parent-style-name="Standard">
      <style:text-properties style:font-name="monospace" fo:font-size="12pt" officeooo:rsid="001c85b1" officeooo:paragraph-rsid="001c85b1" style:font-size-asian="10.5pt" style:font-size-complex="12pt"/>
    </style:style>
    <style:style style:name="P10" style:family="paragraph" style:parent-style-name="Standard">
      <style:text-properties style:font-name="monospace" fo:font-size="12pt" officeooo:rsid="001c85b1" officeooo:paragraph-rsid="001ce86c" style:font-size-asian="10.5pt" style:font-size-complex="12pt"/>
    </style:style>
    <style:style style:name="P11" style:family="paragraph" style:parent-style-name="Standard">
      <style:text-properties style:font-name="monospace" fo:font-size="12pt" officeooo:rsid="001c85b1" officeooo:paragraph-rsid="001f7cdb" style:font-size-asian="10.5pt" style:font-size-complex="12pt"/>
    </style:style>
    <style:style style:name="P12" style:family="paragraph" style:parent-style-name="Standard">
      <style:text-properties style:font-name="monospace" fo:font-size="12pt" officeooo:rsid="001dbc65" officeooo:paragraph-rsid="001dbc65" style:font-size-asian="10.5pt" style:font-size-complex="12pt"/>
    </style:style>
    <style:style style:name="P13" style:family="paragraph" style:parent-style-name="Standard">
      <style:text-properties style:font-name="monospace" fo:font-size="12pt" officeooo:rsid="001f7cdb" officeooo:paragraph-rsid="001f7cdb" style:font-size-asian="10.5pt" style:font-size-complex="12pt"/>
    </style:style>
    <style:style style:name="P14" style:family="paragraph" style:parent-style-name="Standard">
      <style:text-properties style:font-name="monospace" fo:font-size="12pt" officeooo:rsid="00215b13" officeooo:paragraph-rsid="00215b13" style:font-size-asian="10.5pt" style:font-size-complex="12pt"/>
    </style:style>
    <style:style style:name="P15" style:family="paragraph" style:parent-style-name="Standard">
      <style:text-properties style:font-name="monospace" fo:font-size="12pt" officeooo:rsid="0024dc89" officeooo:paragraph-rsid="0024dc89" style:font-size-asian="10.5pt" style:font-size-complex="12pt"/>
    </style:style>
    <style:style style:name="P16" style:family="paragraph" style:parent-style-name="Standard">
      <style:text-properties style:font-name="monospace" officeooo:paragraph-rsid="0025b078"/>
    </style:style>
    <style:style style:name="P17" style:family="paragraph" style:parent-style-name="Standard">
      <style:text-properties style:font-name="monospace" officeooo:paragraph-rsid="002b3568"/>
    </style:style>
    <style:style style:name="P18" style:family="paragraph" style:parent-style-name="Standard">
      <style:text-properties style:font-name="monospace" officeooo:paragraph-rsid="002be5e2"/>
    </style:style>
    <style:style style:name="P19" style:family="paragraph" style:parent-style-name="Standard">
      <style:text-properties style:font-name="monospace" officeooo:rsid="002dbb43" officeooo:paragraph-rsid="002dbb43"/>
    </style:style>
    <style:style style:name="P20" style:family="paragraph" style:parent-style-name="Standard">
      <style:paragraph-properties style:line-height-at-least="0.503cm"/>
      <style:text-properties fo:color="#d4d4d4" style:font-name="Droid Sans Mono" fo:font-size="10.5pt" fo:font-weight="normal" fo:background-color="#1e1e1e"/>
    </style:style>
    <style:style style:name="P21" style:family="paragraph" style:parent-style-name="Standard">
      <style:text-properties fo:color="#d4d4d4" style:font-name="Droid Sans Mono" fo:font-size="10.5pt" fo:font-weight="normal" officeooo:rsid="001aba7a" officeooo:paragraph-rsid="001aba7a" fo:background-color="#1e1e1e"/>
    </style:style>
    <style:style style:name="P22" style:family="paragraph" style:parent-style-name="Standard">
      <style:text-properties fo:color="#d4d4d4" style:font-name="Droid Sans Mono" fo:font-size="10.5pt" fo:font-weight="normal" officeooo:rsid="001f7cdb" officeooo:paragraph-rsid="001f7cdb" fo:background-color="#1e1e1e" style:font-size-asian="10.5pt" style:font-size-complex="12pt"/>
    </style:style>
    <style:style style:name="P23" style:family="paragraph" style:parent-style-name="Standard">
      <style:text-properties fo:color="#d4d4d4" style:font-name="Droid Sans Mono" fo:font-size="10.5pt" fo:font-weight="normal" officeooo:rsid="001aba7a" officeooo:paragraph-rsid="001aba7a" fo:background-color="#1e1e1e"/>
    </style:style>
    <style:style style:name="P24" style:family="paragraph" style:parent-style-name="Standard">
      <style:text-properties style:font-name="Droid Sans Fallback" fo:font-size="12pt" officeooo:rsid="001aba7a" officeooo:paragraph-rsid="001aba7a" style:font-size-asian="10.5pt" style:font-size-complex="12pt"/>
    </style:style>
    <style:style style:name="P25" style:family="paragraph" style:parent-style-name="Standard">
      <style:text-properties style:font-name="Droid Sans Fallback" fo:font-size="12pt" officeooo:rsid="001b3450" officeooo:paragraph-rsid="001b3450" style:font-size-asian="10.5pt" style:font-size-complex="12pt"/>
    </style:style>
    <style:style style:name="P26" style:family="paragraph" style:parent-style-name="Standard">
      <style:text-properties style:font-name="Droid Sans Fallback" fo:font-size="12pt" officeooo:rsid="001b6d79" officeooo:paragraph-rsid="001b6d79" style:font-size-asian="10.5pt" style:font-size-complex="12pt"/>
    </style:style>
    <style:style style:name="P27" style:family="paragraph" style:parent-style-name="Standard">
      <style:text-properties style:font-name="Droid Sans Fallback" fo:font-size="12pt" officeooo:rsid="001c85b1" officeooo:paragraph-rsid="001c85b1" style:font-size-asian="10.5pt" style:font-size-complex="12pt"/>
    </style:style>
    <style:style style:name="P28" style:family="paragraph" style:parent-style-name="Standard">
      <style:text-properties style:font-name="Droid Sans Fallback" fo:font-size="12pt" officeooo:rsid="001ce86c" officeooo:paragraph-rsid="001ce86c" style:font-size-asian="10.5pt" style:font-size-complex="12pt"/>
    </style:style>
    <style:style style:name="P29" style:family="paragraph" style:parent-style-name="Standard">
      <style:text-properties style:font-name="Droid Sans Fallback" fo:font-size="12pt" officeooo:rsid="001f7cdb" officeooo:paragraph-rsid="001f7cdb" style:font-size-asian="10.5pt" style:font-size-complex="12pt"/>
    </style:style>
    <style:style style:name="P30" style:family="paragraph" style:parent-style-name="Standard">
      <style:text-properties style:font-name="Droid Sans Fallback" fo:font-size="12pt" officeooo:rsid="00215b13" officeooo:paragraph-rsid="001f7cdb" style:font-size-asian="10.5pt" style:font-size-complex="12pt"/>
    </style:style>
    <style:style style:name="P31" style:family="paragraph" style:parent-style-name="Standard">
      <style:text-properties style:font-name="Droid Sans Fallback" fo:font-size="12pt" officeooo:rsid="00215b13" officeooo:paragraph-rsid="00215b13" style:font-size-asian="10.5pt" style:font-size-complex="12pt"/>
    </style:style>
    <style:style style:name="P32" style:family="paragraph" style:parent-style-name="Standard">
      <style:text-properties style:font-name="Droid Sans Fallback" fo:font-size="12pt" officeooo:rsid="00230b03" officeooo:paragraph-rsid="00230b03" style:font-size-asian="10.5pt" style:font-size-complex="12pt"/>
    </style:style>
    <style:style style:name="P33" style:family="paragraph" style:parent-style-name="Standard">
      <style:text-properties style:font-name="Droid Sans Fallback" fo:font-size="12pt" officeooo:rsid="0024dc89" officeooo:paragraph-rsid="0024dc89" style:font-size-asian="10.5pt" style:font-size-complex="12pt"/>
    </style:style>
    <style:style style:name="P34" style:family="paragraph" style:parent-style-name="Standard">
      <style:text-properties style:font-name="Droid Sans Fallback" fo:font-size="12pt" officeooo:rsid="00253f75" officeooo:paragraph-rsid="00253f75" style:font-size-asian="10.5pt" style:font-size-complex="12pt"/>
    </style:style>
    <style:style style:name="P35" style:family="paragraph" style:parent-style-name="Standard">
      <style:text-properties style:font-name="Droid Sans Fallback" fo:font-size="12pt" officeooo:rsid="001c85b1" officeooo:paragraph-rsid="001c85b1" style:font-size-asian="12pt" style:font-size-complex="12pt"/>
    </style:style>
    <style:style style:name="P36" style:family="paragraph" style:parent-style-name="Standard">
      <style:text-properties style:font-name="Droid Sans Fallback" fo:font-size="9pt" officeooo:rsid="001c85b1" officeooo:paragraph-rsid="001c85b1" style:font-size-asian="9pt" style:font-size-complex="9pt"/>
    </style:style>
    <style:style style:name="P37" style:family="paragraph" style:parent-style-name="Standard">
      <style:text-properties style:font-name="Droid Sans Fallback" fo:font-weight="normal" officeooo:rsid="0025b078" officeooo:paragraph-rsid="00274421" style:font-weight-asian="normal" style:font-weight-complex="normal"/>
    </style:style>
    <style:style style:name="P38" style:family="paragraph" style:parent-style-name="Standard">
      <style:text-properties style:font-name="Droid Sans Fallback" fo:font-weight="normal" officeooo:rsid="00274421" officeooo:paragraph-rsid="00286ddb" style:font-weight-asian="normal" style:font-weight-complex="normal"/>
    </style:style>
    <style:style style:name="P39" style:family="paragraph" style:parent-style-name="Standard">
      <style:text-properties style:font-name="Droid Sans Fallback" fo:font-weight="normal" officeooo:rsid="00286ddb" officeooo:paragraph-rsid="00286ddb" style:font-weight-asian="normal" style:font-weight-complex="normal"/>
    </style:style>
    <style:style style:name="P40" style:family="paragraph" style:parent-style-name="Standard">
      <style:text-properties style:font-name="Droid Sans Fallback" fo:font-weight="normal" officeooo:rsid="002a65aa" officeooo:paragraph-rsid="002b3568" style:font-weight-asian="normal" style:font-weight-complex="normal"/>
    </style:style>
    <style:style style:name="P41" style:family="paragraph" style:parent-style-name="Standard">
      <style:text-properties style:font-name="Droid Sans Fallback" fo:font-weight="normal" officeooo:rsid="002b3568" officeooo:paragraph-rsid="002b7df6" style:font-weight-asian="normal" style:font-weight-complex="normal"/>
    </style:style>
    <style:style style:name="P42" style:family="paragraph" style:parent-style-name="Standard">
      <style:text-properties style:font-name="Droid Sans Fallback" fo:font-weight="normal" officeooo:rsid="002b7df6" officeooo:paragraph-rsid="002b7df6" style:font-weight-asian="normal" style:font-weight-complex="normal"/>
    </style:style>
    <style:style style:name="P43" style:family="paragraph" style:parent-style-name="Standard">
      <style:text-properties style:font-name="Droid Sans Fallback" fo:font-weight="normal" officeooo:rsid="002c4be1" officeooo:paragraph-rsid="002c4be1" style:font-weight-asian="normal" style:font-weight-complex="normal"/>
    </style:style>
    <style:style style:name="P44" style:family="paragraph" style:parent-style-name="Standard">
      <style:text-properties style:font-name="monospace" officeooo:rsid="002c4be1" officeooo:paragraph-rsid="002c4be1"/>
    </style:style>
    <style:style style:name="P45" style:family="paragraph" style:parent-style-name="Standard">
      <style:text-properties style:font-name="monospace" officeooo:rsid="002c4be1" officeooo:paragraph-rsid="00399592"/>
    </style:style>
    <style:style style:name="P46" style:family="paragraph" style:parent-style-name="Standard">
      <style:text-properties style:font-name="monospace" officeooo:rsid="0037ed38" officeooo:paragraph-rsid="0037ed38"/>
    </style:style>
    <style:style style:name="P47" style:family="paragraph" style:parent-style-name="Standard">
      <style:text-properties style:font-name="monospace" officeooo:rsid="00399592" officeooo:paragraph-rsid="00399592"/>
    </style:style>
    <style:style style:name="P48" style:family="paragraph" style:parent-style-name="Standard">
      <style:text-properties style:font-name="monospace" officeooo:rsid="003ca672" officeooo:paragraph-rsid="003ca672"/>
    </style:style>
    <style:style style:name="P49" style:family="paragraph" style:parent-style-name="Standard">
      <style:paragraph-properties fo:break-before="page"/>
      <style:text-properties style:font-name="Droid Sans Fallback" fo:font-size="9pt" officeooo:rsid="001c85b1" officeooo:paragraph-rsid="001c85b1" style:font-size-asian="9pt" style:font-size-complex="9pt"/>
    </style:style>
    <style:style style:name="P50" style:family="paragraph" style:parent-style-name="Standard">
      <style:paragraph-properties fo:break-before="page"/>
      <style:text-properties style:font-name="Droid Sans Fallback" fo:font-weight="normal" officeooo:rsid="002c4be1" officeooo:paragraph-rsid="002c4be1" style:font-weight-asian="normal" style:font-weight-complex="normal"/>
    </style:style>
    <style:style style:name="T1" style:family="text">
      <style:text-properties officeooo:rsid="001aba7a"/>
    </style:style>
    <style:style style:name="T2" style:family="text">
      <style:text-properties fo:color="#000000" style:font-name="Droid Sans Fallback" fo:background-color="#ffffff" loext:char-shading-value="0"/>
    </style:style>
    <style:style style:name="T3" style:family="text">
      <style:text-properties fo:color="#000000" style:font-name="Droid Sans Fallback" fo:font-size="9pt" fo:background-color="#ffffff" loext:char-shading-value="0" style:font-size-asian="9pt" style:font-size-complex="9pt"/>
    </style:style>
    <style:style style:name="T4" style:family="text">
      <style:text-properties fo:color="#000000" style:font-name="Droid Sans Fallback" fo:font-weight="bold" fo:background-color="#ffffff" loext:char-shading-value="0" style:font-weight-asian="bold" style:font-weight-complex="bold"/>
    </style:style>
    <style:style style:name="T5" style:family="text">
      <style:text-properties fo:color="#000000" fo:background-color="#ffffff" loext:char-shading-value="0"/>
    </style:style>
    <style:style style:name="T6" style:family="text">
      <style:text-properties style:font-name="Droid Sans Fallback"/>
    </style:style>
    <style:style style:name="T7" style:family="text">
      <style:text-properties style:font-name="Droid Sans Fallback" officeooo:rsid="001c85b1"/>
    </style:style>
    <style:style style:name="T8" style:family="text">
      <style:text-properties style:font-name="Droid Sans Fallback" fo:font-size="9pt" style:font-size-asian="9pt" style:font-size-complex="9pt"/>
    </style:style>
    <style:style style:name="T9" style:family="text">
      <style:text-properties style:font-name="Droid Sans Fallback" officeooo:rsid="001ce86c"/>
    </style:style>
    <style:style style:name="T10" style:family="text">
      <style:text-properties style:font-name="Droid Sans Fallback" officeooo:rsid="001dbc65"/>
    </style:style>
    <style:style style:name="T11" style:family="text">
      <style:text-properties style:font-name="Droid Sans Fallback" officeooo:rsid="001f7cdb"/>
    </style:style>
    <style:style style:name="T12" style:family="text">
      <style:text-properties style:font-name="Droid Sans Fallback" officeooo:rsid="00215b13"/>
    </style:style>
    <style:style style:name="T13" style:family="text">
      <style:text-properties style:font-name="Droid Sans Fallback" officeooo:rsid="00253f75"/>
    </style:style>
    <style:style style:name="T14" style:family="text">
      <style:text-properties style:font-name="Droid Sans Fallback" fo:font-weight="normal" style:font-weight-asian="normal" style:font-weight-complex="normal"/>
    </style:style>
    <style:style style:name="T15" style:family="text">
      <style:text-properties style:font-name="Droid Sans Fallback" fo:font-weight="normal" officeooo:rsid="00286ddb" style:font-weight-asian="normal" style:font-weight-complex="normal"/>
    </style:style>
    <style:style style:name="T16" style:family="text">
      <style:text-properties style:font-name="Droid Sans Fallback" fo:font-weight="normal" officeooo:rsid="0028820f" style:font-weight-asian="normal" style:font-weight-complex="normal"/>
    </style:style>
    <style:style style:name="T17" style:family="text">
      <style:text-properties style:font-name="Droid Sans Fallback" fo:font-weight="normal" officeooo:rsid="002a65aa" style:font-weight-asian="normal" style:font-weight-complex="normal"/>
    </style:style>
    <style:style style:name="T18" style:family="text">
      <style:text-properties style:font-name="Droid Sans Fallback" fo:font-weight="normal" officeooo:rsid="002b7df6" style:font-weight-asian="normal" style:font-weight-complex="normal"/>
    </style:style>
    <style:style style:name="T19" style:family="text">
      <style:text-properties style:font-name="Droid Sans Fallback" fo:font-weight="normal" officeooo:rsid="002be5e2" style:font-weight-asian="normal" style:font-weight-complex="normal"/>
    </style:style>
    <style:style style:name="T20" style:family="text">
      <style:text-properties style:font-name="Droid Sans Fallback" fo:font-weight="normal" officeooo:rsid="002c4be1" style:font-weight-asian="normal" style:font-weight-complex="normal"/>
    </style:style>
    <style:style style:name="T21" style:family="text">
      <style:text-properties style:font-name="Droid Sans Fallback" fo:font-weight="normal" officeooo:rsid="002f235f" style:font-weight-asian="normal" style:font-weight-complex="normal"/>
    </style:style>
    <style:style style:name="T22" style:family="text">
      <style:text-properties fo:color="#c586c0"/>
    </style:style>
    <style:style style:name="T23" style:family="text">
      <style:text-properties fo:color="#c586c0" style:font-name="Droid Sans Fallback"/>
    </style:style>
    <style:style style:name="T24" style:family="text">
      <style:text-properties fo:color="#d4d4d4" style:font-name="Droid Sans Mono" fo:font-size="10.5pt" fo:font-weight="normal" fo:background-color="#1e1e1e" loext:char-shading-value="0"/>
    </style:style>
    <style:style style:name="T25" style:family="text">
      <style:text-properties fo:color="#d4d4d4" style:font-name="Droid Sans Mono" fo:font-size="10.5pt" fo:font-weight="normal" officeooo:rsid="001aba7a" fo:background-color="#1e1e1e" loext:char-shading-value="0"/>
    </style:style>
    <style:style style:name="T26" style:family="text">
      <style:text-properties fo:color="#569cd6" style:font-name="Droid Sans Mono" fo:font-size="10.5pt" fo:font-weight="normal" fo:background-color="#1e1e1e" loext:char-shading-value="0"/>
    </style:style>
    <style:style style:name="T27" style:family="text">
      <style:text-properties fo:color="#dcdcaa" style:font-name="Droid Sans Mono" fo:font-size="10.5pt" fo:font-weight="normal" fo:background-color="#1e1e1e" loext:char-shading-value="0"/>
    </style:style>
    <style:style style:name="T28" style:family="text">
      <style:text-properties fo:color="#9cdcfe" style:font-name="Droid Sans Mono" fo:font-size="10.5pt" fo:font-weight="normal" fo:background-color="#1e1e1e" loext:char-shading-value="0"/>
    </style:style>
    <style:style style:name="T29" style:family="text">
      <style:text-properties officeooo:rsid="003db8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velocity still does not update. It is stuck at the preferred velocity (optVelocity).</text:p>
      <text:p text:style-name="P1"/>
      <text:p text:style-name="P2">By comparing the debug (printf) statements in the functioning and WIP versions of the program, we can try and fix it.</text:p>
      <text:p text:style-name="P2"/>
      <text:p text:style-name="P2">So the first thing we do is calculate the number of neighbors each agent has. In the original, agent[0] has 3 neighbors. In the WIP version, it has… none. How does it ca<text:span text:style-name="T1">l</text:span>culate it?</text:p>
      <text:p text:style-name="P2"/>
      <text:p text:style-name="P3">So it turns out there is a comparison:</text:p>
      <text:p text:style-name="P21"><text:span text:style-name="T22">if</text:span> (distSq &lt; *rangeSq) {</text:p>
      <text:p text:style-name="P3"/>
      <text:p text:style-name="P3">Which determines if there is a neighbor.</text:p>
      <text:p text:style-name="P6"><text:span text:style-name="T1">DistSq is calculated as such </text:span><text:span text:style-name="T25">c</text:span><text:span text:style-name="T26">onst</text:span><text:span text:style-name="T24"> </text:span><text:span text:style-name="T26">float</text:span><text:span text:style-name="T24"> distSq = </text:span><text:span text:style-name="T27">absSq</text:span><text:span text:style-name="T24">(thisAgent-&gt;</text:span><text:span text:style-name="T28">position_</text:span><text:span text:style-name="T24"> - agent-&gt;</text:span><text:span text:style-name="T28">position_</text:span><text:span text:style-name="T24">);</text:span></text:p>
      <text:p text:style-name="P21"/>
      <text:p text:style-name="P3"/>
      <text:p text:style-name="P3">Original:</text:p>
      <text:p text:style-name="P4">abs {51.000000, 52.000000} - {81.000000, 62.000000} = 1000.000000 &lt; rangeSq=225.000000<text:line-break/>abs {51.000000, 52.000000} - {81.000000, 52.000000} = 900.000000 &lt; rangeSq=225.000000<text:line-break/>abs {51.000000, 52.000000} - {71.000000, 52.000000} = 400.000000 &lt; rangeSq=225.000000<text:line-break/>abs {51.000000, 52.000000} - {51.000000, 62.000000} = 100.000000 &lt; rangeSq=225.000000<text:line-break/>Agent 0 now has 1/10 neighbors<text:line-break/>abs {51.000000, 52.000000} - {61.000000, 62.000000} = 200.000000 &lt; rangeSq=225.000000<text:line-break/>Agent 0 now has 2/10 neighbors<text:line-break/>abs {51.000000, 52.000000} - {71.000000, 62.000000} = 500.000000 &lt; rangeSq=225.000000<text:line-break/>abs {51.000000, 52.000000} - {91.000000, 62.000000} = 1700.000000 &lt; rangeSq=225.000000<text:line-break/>abs {51.000000, 52.000000} - {91.000000, 52.000000} = 1600.000000 &lt; rangeSq=225.000000<text:line-break/>abs {51.000000, 52.000000} - {61.000000, 52.000000} = 100.000000 &lt; rangeSq=225.000000<text:line-break/>Agent 0 now has 3/10 neighbors<text:line-break/>Agent 0 has 3 neighbors</text:p>
      <text:p text:style-name="P4"/>
      <text:p text:style-name="P4">WIP:</text:p>
      <text:p text:style-name="P7"><text:span text:style-name="T2">abs {51.000000, 52.000000} - {121.000000, 102.000000} = 7400.000000 &lt; rangeSq=225.000000</text:span><text:span text:style-name="T6"><text:line-break/>abs {51.000000, 52.000000} - {-120.000000, 100.000000} = 31545.000000 &lt; rangeSq=225.000000 <text:line-break/>abs {51.000000, 52.000000} - {-120.000000, -100.000000} = 52345.000000 &lt; rangeSq=225.000000 <text:line-break/>abs {51.000000, 52.000000} - {120.000000, -100.000000} = 27865.000000 &lt; rangeSq=225.000000 <text:line-break/>abs {51.000000, 52.000000} - {121.000000, 112.000000} = 8500.000000 &lt; rangeSq=225.000000 <text:line-break/>abs {51.000000, 52.000000} - {-120.000000, 110.000000} = 32605.000000 &lt; rangeSq=225.000000 <text:line-break/>abs {51.000000, 52.000000} - {-120.000000, -110.000000} = 55485.000000 &lt; rangeSq=225.000000 <text:line-break/>abs {51.000000, 52.000000} - {120.000000, -110.000000} = 31005.000000 &lt; rangeSq=225.000000 <text:line-break/>abs {51.000000, 52.000000} - {121.000000, 122.000000} = 9800.000000 &lt; rangeSq=225.000000 <text:line-break/>abs {51.000000, 52.000000} - {-120.000000, 120.000000} = 33865.000000 &lt; rangeSq=225.000000 <text:line-break/>Agent 0 has 0 neighbors<text:line-break/></text:span></text:p>
      <text:p text:style-name="P24">Which shows that the agent-&gt;position_ is incorrect.</text:p>
      <text:p text:style-name="P25">It uses the tree to find out which agents to check. However, this was checked and it DOES reference the correct index values of the agents array.</text:p>
      <text:p text:style-name="P25">HOWEVER, what is interesting is that the first value of the tree (i=300) is skipped in the original, presumably as it is itself (there is a check which continues only otherwise). This does not happen in the modified version.</text:p>
      <text:p text:style-name="P25"/>
      <text:p text:style-name="P26">Turns out there is another agents array for the tree structure, which is presumably in a different order. THIS is very inefficient in OpenCL 1.2, as in the 2.0 version everything is pointers, whereas in the 1.2 version, its all copied (two sets of objects). We could modify it as a dictionary to map it however.</text:p>
      <text:p text:style-name="P26">OK!</text:p>
      <text:p text:style-name="P26">So it is fixed, by copying the other tree. However, it still doesn’t work. Let’s see:</text:p>
      <text:p text:style-name="P26"><text:soft-page-break/>In the original, it starts to slow down at step 103, t=61.7999. It does not in the modified version. What does not change?</text:p>
      <text:p text:style-name="P26"/>
      <text:p text:style-name="P27">So it turns out it is a quirk of copying the extra datastructure. As in the original, all are pointers, it modifies the original data strucutres, but in the modified version, we need to keep them in sync. Instead we end up using the map idea so only one data structure is modified.</text:p>
      <text:p text:style-name="P27"/>
      <text:p text:style-name="P27">However it still doesn’t work. At step 27, the number of neighbors drops to 0, when it should stay constant until 103. Why? There seems to be rounding errors.</text:p>
      <text:p text:style-name="P27"/>
      <text:p text:style-name="P27">Modified:</text:p>
      <text:p text:style-name="P9"><text:span text:style-name="T3">300 =&gt; 0, 0 </text:span><text:span text:style-name="T8"><text:line-break/>301 =&gt; 0, 124 <text:line-break/>abs {40.496899, 41.290905} - {70.842392, 51.590736} = 1026.935425 &lt; rangeSq=225.000000 <text:line-break/>302 =&gt; 0, 120 <text:line-break/>abs {40.496899, 41.290905} - {70.847656, 41.314034} = 921.169006 &lt; rangeSq=225.000000 <text:line-break/>303 =&gt; 0, 80 <text:line-break/>abs {40.496899, 41.290905} - {60.853622, 41.307556} = 414.396484 &lt; rangeSq=225.000000 <text:line-break/>304 =&gt; 0, 4 <text:line-break/>abs {40.496899, 41.290905} - {40.487648, 51.571968} = 105.700340 &lt; rangeSq=225.000000 <text:line-break/>Agent 0 now has 1/10 neighbors <text:line-break/>305 =&gt; 0, 44 <text:line-break/>abs {40.496899, 41.290905} - {50.744820, 51.579201} = 210.868912 &lt; rangeSq=225.000000 <text:line-break/>Agent 0 now has 2/10 neighbors <text:line-break/>306 =&gt; 0, 84 <text:line-break/>abs {40.496899, 41.290905} - {60.847626, 51.585426} = 520.129272 &lt; rangeSq=225.000000 <text:line-break/>307 =&gt; 0, 164 <text:line-break/>abs {40.496899, 41.290905} - {80.837830, 51.595314} = 1733.571533 &lt; rangeSq=225.000000 <text:line-break/>308 =&gt; 0, 160 <text:line-break/>abs {40.496899, 41.290905} - {80.842392, 41.319557} = 1627.759644 &lt; rangeSq=225.000000 <text:line-break/>309 =&gt; 0, 40 <text:line-break/>abs {40.496899, 41.290905} - {50.752144, 41.299965} = 105.170135 &lt; rangeSq=225.000000 <text:line-break/>Agent 0 now has 3/10 neighbors <text:line-break/>Agent 0 has 3 neighbors <text:line-break/>0: 0.000000 <text:line-break/>1: 0.000000 <text:line-break/>2: 0.000000 <text:line-break/>no collision, numOrcaLines=0 <text:line-break/>no collision, numOrcaLines=1 <text:line-break/>no collision, numOrcaLines=2 <text:line-break/>success <text:line-break/>Agent 0's current position = (40.0768, 40.8625) at time 15.6 - Goal at (-51, -52) - Velocity = (-0.700209,-0.713938) <text:line-break/>[ INFO ] Step 26 of simulation was executed.</text:span></text:p>
      <text:p text:style-name="P36"/>
      <text:p text:style-name="P49"/>
      <text:p text:style-name="P35">Original:</text:p>
      <text:p text:style-name="P9"><text:span text:style-name="T8">300 =&gt; 0, 0<text:line-break/>301 =&gt; 0, 124<text:line-break/>abs {40.496899, 41.290905} - {70.838707, 51.594418} = 1026.787720 &lt; rangeSq=225.000000<text:line-break/>302 =&gt; 0, 120<text:line-break/>abs {40.496899, 41.290905} - {70.833618, 41.328232} = 920.317932 &lt; rangeSq=225.000000<text:line-break/>303 =&gt; 0, 80<text:line-break/>abs {40.496899, 41.290905} - {60.838493, 41.322933} = 413.781525 &lt; rangeSq=225.000000<text:line-break/>304 =&gt; 0, 4<text:line-break/>abs {40.496899, 41.290905} - {40.499981, 51.559883} = 105.451920 &lt; rangeSq=225.000000<text:line-break/>Agent 0 now has 1/10 neighbors<text:line-break/>305 =&gt; 0, 44<text:line-break/>abs {40.496899, 41.290905} - {50.744911, 51.579109} = 210.868896 &lt; rangeSq=225.000000<text:line-break/>Agent 0 now has 2/10 neighbors<text:line-break/>306 =&gt; 0, 84<text:line-break/>abs {40.496899, 41.290905} - {60.843620, 51.589283} = 520.045654 &lt; rangeSq=225.000000<text:line-break/>307 =&gt; 0, 164<text:line-break/>abs {40.496899, 41.290905} - {80.834496, 51.598732} = 1733.373047 &lt; rangeSq=225.000000<text:line-break/>308 =&gt; 0, 160<text:line-break/>abs {40.496899, 41.290905} - {80.829407, 41.332760} = 1626.712891 &lt; rangeSq=225.000000<text:line-break/>309 =&gt; 0, 40<text:line-break/>abs {40.496899, 41.290905} - {50.740051, 41.311867} = 104.922615 &lt; rangeSq=225.000000<text:line-break/>Agent 0 now has 3/10 neighbors<text:line-break/>Agent 0 has 3 neighbors<text:line-break/>0: 0.000000<text:line-break/>1: 0.000000<text:line-break/>2: 0.000000<text:line-break/>no collision, numOrcaLines=0<text:line-break/>no collision, numOrcaLines=1<text:line-break/>no collision, numOrcaLines=2<text:line-break/>numOrcaLines=3<text:line-break/>option3<text:line-break/>success<text:line-break/>Agent 0's current position = (40.0768, 40.8625) at time 15.6 - Goal at (-51, -52) - Velocity = (-0.700209,-0.713938)<text:line-break/>[ INFO ] Step 26 of simulation was executed.</text:span><text:span text:style-name="T6"><text:line-break/></text:span></text:p>
      <text:p text:style-name="P27">But this doesn’t seem to be the main problem. At step 27, it doesn’t even go into this function, when it should.</text:p>
      <text:p text:style-name="P27"/>
      <text:p text:style-name="P9"><text:span text:style-name="T2">Agent 0 has 0 neighbors </text:span><text:span text:style-name="T6"><text:line-break/>success <text:line-break/>Agent 0's current position = (39.6567, 40.4342) at time 16.2 - Goal at (-51, -52) - Velocity = (-0.700209,-0.713938) <text:line-break/>[ INFO ] Step 27 of simulation was executed.</text:span></text:p>
      <text:p text:style-name="P27"/>
      <text:p text:style-name="P27">Why?</text:p>
      <text:p text:style-name="P27"/>
      <text:p text:style-name="P10"><text:span text:style-name="T9">So it uses a retCode flag to enter a switch state, and it always goes 0, </text:span><text:span text:style-name="T10">which loops forever until retcode changes or triggers a conditional</text:span><text:span text:style-name="T9">. However at step 27, </text:span><text:span text:style-name="T10">the original stays at 0, and triggers the conditional while the modified version retcode=2</text:span><text:span text:style-name="T9">. Why?</text:span></text:p>
      <text:p text:style-name="P28"/>
      <text:p text:style-name="P12"><text:span text:style-name="T9">T</text:span><text:span text:style-name="T6">he retcode is set by the top of the stack.</text:span></text:p>
      <text:p text:style-name="P29">We can see the stack is set by two conditionals.</text:p>
      <text:p text:style-name="P22"><text:span text:style-name="T23">if</text:span><text:span text:style-name="T6"> (distSqLeft &lt; distSqRight) {</text:span></text:p>
      <text:p text:style-name="P20"><text:span text:style-name="T22">if</text:span> (distSqLeft &lt; *rangeSq) {</text:p>
      <text:p text:style-name="P29"/>
      <text:p text:style-name="P29"><text:soft-page-break/>When we check these on the original and modified versions, we see that the rounding errors have compounding effects (squared and added). Leading to huge accuracy errors even in step 2.</text:p>
      <text:p text:style-name="P29"/>
      <text:p text:style-name="P29">Original:</text:p>
      <text:p text:style-name="P5">retcode=0</text:p>
      <text:p text:style-name="P5">else</text:p>
      <text:p text:style-name="P5">distSqLeft=10404.000000, distSqRight=0.000000, rangeSq=225.000000</text:p>
      <text:p text:style-name="P5">retcode=0</text:p>
      <text:p text:style-name="P5">else</text:p>
      <text:p text:style-name="P5">distSqLeft=10201.000000, distSqRight=0.000000, rangeSq=225.000000</text:p>
      <text:p text:style-name="P5">retcode=0</text:p>
      <text:p text:style-name="P5">else</text:p>
      <text:p text:style-name="P5">distSqLeft=0.000000, distSqRight=2500.000000, rangeSq=225.000000</text:p>
      <text:p text:style-name="P5">retcode=0</text:p>
      <text:p text:style-name="P5">else</text:p>
      <text:p text:style-name="P5">distSqLeft=0.000000, distSqRight=2500.000000, rangeSq=225.000000</text:p>
      <text:p text:style-name="P5">retcode=0</text:p>
      <text:p text:style-name="P5">else</text:p>
      <text:p text:style-name="P5">[ INFO ] Step 1 of simulation was executed.</text:p>
      <text:p text:style-name="P5"/>
      <text:p text:style-name="P5">retcode=0</text:p>
      <text:p text:style-name="P5">else</text:p>
      <text:p text:style-name="P5">distSqLeft=10230.790039, distSqRight=0.000000, rangeSq=225.000000</text:p>
      <text:p text:style-name="P5">retcode=0</text:p>
      <text:p text:style-name="P5">else</text:p>
      <text:p text:style-name="P5">distSqLeft=10031.146484, distSqRight=0.000000, rangeSq=225.000000</text:p>
      <text:p text:style-name="P5">retcode=0</text:p>
      <text:p text:style-name="P5">else</text:p>
      <text:p text:style-name="P5">distSqLeft=0.000000, distSqRight=2527.310791, rangeSq=225.000000</text:p>
      <text:p text:style-name="P5">retcode=0</text:p>
      <text:p text:style-name="P5">else</text:p>
      <text:p text:style-name="P5">distSqLeft=0.000000, distSqRight=2526.482422, rangeSq=225.000000</text:p>
      <text:p text:style-name="P5">retcode=0</text:p>
      <text:p text:style-name="P5">else</text:p>
      <text:p text:style-name="P5">distSqLeft=0.000000, distSqRight=410.968811, rangeSq=225.000000</text:p>
      <text:p text:style-name="P5">retcode=0</text:p>
      <text:p text:style-name="P5">[ INFO ] Step 2 of simulation was executed.</text:p>
      <text:p text:style-name="P13"/>
      <text:p text:style-name="P29">Modified:</text:p>
      <text:p text:style-name="P8"><text:span text:style-name="T2">retcode=0 </text:span><text:span text:style-name="T6"><text:line-break/>distSqLeft=10404.000000, distSqRight=0.000000, rangeSq=225.000000 <text:line-break/>retcode=0 <text:line-break/>distSqLeft=10201.000000, distSqRight=0.000000, rangeSq=225.000000 <text:line-break/>retcode=0 <text:line-break/>distSqLeft=0.000000, distSqRight=2500.000000, rangeSq=225.000000 <text:line-break/>retcode=0 <text:line-break/>distSqLeft=0.000000, distSqRight=2500.000000, rangeSq=225.000000 <text:line-break/>retcode=0 <text:line-break/>distSqLeft=0.000000, distSqRight=400.000000, rangeSq=225.000000 <text:line-break/>retcode=0 <text:line-break/>[ INFO ] Step 1 of simulation was executed. <text:line-break/><text:line-break/>retcode=0 <text:line-break/>distSqLeft=10316.797852, distSqRight=0.000000, rangeSq=225.000000 <text:line-break/>retcode=0 <text:line-break/>distSqLeft=10116.312500, distSqRight=0.360000, rangeSq=225.000000 <text:line-break/>retcode=0 <text:line-break/>distSqLeft=0.360000, distSqRight=2543.196289, rangeSq=225.000000 <text:line-break/>retcode=0 <text:line-break/>distSqLeft=0.360000, distSqRight=2542.372559, rangeSq=225.000000 <text:line-break/>retcode=0 <text:line-break/>distSqLeft=0.360000, distSqRight=417.494537, rangeSq=225.000000 <text:line-break/>retcode=0<text:line-break/>[ INFO ] Step 2 of simulation was executed. <text:line-break/></text:span></text:p>
      <text:p text:style-name="P11"><text:soft-page-break/><text:span text:style-name="T6"><text:line-break/></text:span><text:span text:style-name="T11">Why are there rounding errors? Are they even rounding errors? </text:span><text:span text:style-name="T12">Also values that should be 0 were giving non-zero values (0.0 is 0.36).</text:span></text:p>
      <text:p text:style-name="P30"/>
      <text:p text:style-name="P31">So after plotting all the data used in the comparisons we see:</text:p>
      <text:p text:style-name="P14"><text:span text:style-name="T3">retcode=0 </text:span><text:span text:style-name="T8"><text:line-break/>left={-140.000000, 140.000000}, right={-140.000000, 141.000000}, pos={50.579876, 51.571636} <text:line-break/>distSqLeft=10316.797852, distSqRight=0.000000, rangeSq=225.000000 <text:line-break/>retcode=0 <text:line-break/>left={-140.000000, -50.000000}, right={51.000000, 141.000000}, pos={50.579876, 51.571636} <text:line-break/>distSqLeft=10116.312500, distSqRight=0.360000, rangeSq=225.000000 <text:line-break/>retcode=0 <text:line-break/>left={51.000000, 141.000000}, right={51.000000, 141.000000}, pos={50.579876, 51.571636} <text:line-break/>distSqLeft=0.360000, distSqRight=2543.196289, rangeSq=225.000000 <text:line-break/>retcode=0 <text:line-break/>left={51.000000, 91.000000}, right={101.000000, 141.000000}, pos={50.579876, 51.571636} <text:line-break/>distSqLeft=0.360000, distSqRight=2542.372559, rangeSq=225.000000 <text:line-break/>retcode=0 <text:line-break/>left={51.000000, 91.000000}, right={51.000000, 91.000000}, pos={50.579876, 51.571636} <text:line-break/>distSqLeft=0.360000, distSqRight=417.494537, rangeSq=225.000000 <text:line-break/>retcode=0</text:span><text:span text:style-name="T6"><text:line-break/></text:span><text:span text:style-name="T7"><text:line-break/></text:span><text:span text:style-name="T6">In other words, the tree is not being updated. Again. So lets fix that.</text:span></text:p>
      <text:p text:style-name="P31"/>
      <text:p text:style-name="P32">By running a debug and tracing through the program, we see that the tree is rebuilt every step. Therefore we need to write to the buffer every step.</text:p>
      <text:p text:style-name="P32"/>
      <text:p text:style-name="P15"><text:span text:style-name="T6">Done, but its still incorrect. The tree itself is not getting updated. </text:span><text:span text:style-name="T13">The kdTree object has its own pointer structure that points to the original agent… Now it is updated.</text:span></text:p>
      <text:p text:style-name="P33"/>
      <text:p text:style-name="P34">Now it works!</text:p>
      <text:p text:style-name="P34"/>
      <text:p text:style-name="P34">OK.</text:p>
      <text:p text:style-name="P34"/>
      <text:p text:style-name="P34">At step 103, the speed does drop as it should! </text:p>
      <text:p text:style-name="P16"><text:span text:style-name="T4">Agent 0's current position = (7.796, 7.7969) at time 61.7999 - Goal at (-51, -52) - Velocity = (-0.58543,-0.850019)</text:span><text:span text:style-name="T6"><text:line-break/></text:span></text:p>
      <text:p text:style-name="P37">Up until this point, everything is correct. However at step 104, it then strangely speeds up again. Why?</text:p>
      <text:p text:style-name="P38">It turns out there are very small accuracy errors throughout the program still. On step 3, we can see that agent 304 has a different position in both programs.</text:p>
      <text:p text:style-name="P38"/>
      <text:p text:style-name="P39">The tree rearranges the order of the agents, so after many hours of debugging, we find it refers to agent 4.</text:p>
      <text:p text:style-name="P39"/>
      <text:p text:style-name="P17"><text:span text:style-name="T15">Indeed, its position is different. </text:span><text:span text:style-name="T16">However all of the current debugging numbers are the same. </text:span><text:span text:style-name="T17">It turns out that the optVelocity does not change. It seems like this is also calculated on the host! So we need to write to the buffer again.</text:span></text:p>
      <text:p text:style-name="P40"/>
      <text:p text:style-name="P41">And now it SEEMS like everything works, until step 103. Now we can see what happens when the velocity changes. </text:p>
      <text:p text:style-name="P42"/>
      <text:p text:style-name="P42">So back to agent 0, it seems to have an incorrect reading at step 103. This has a compound effect on the other agents.</text:p>
      <text:p text:style-name="P42"><text:soft-page-break/></text:p>
      <text:p text:style-name="P18"><text:span text:style-name="T18">T</text:span><text:span text:style-name="T19">he agents for tree buffer needs to be freshly copied as well. </text:span><text:span text:style-name="T20">Now it works!</text:span></text:p>
      <text:p text:style-name="P43">There is some problems with the control algorithm (it tends to over correct itself), but it does reach the final state in 1200(?) frames.</text:p>
      <text:p text:style-name="P43"/>
      <text:p text:style-name="P43">Compiling for FPGA:</text:p>
      <text:p text:style-name="P43">There is an error while compiling:</text:p>
      <text:p text:style-name="P43">Error (281039): Finished parallel synthesis of 1 partition(s). <text:s/>1 partitions did not finish parallel synthesis because there were errors</text:p>
      <text:p text:style-name="P43"><text:s text:c="4"/>Error (281040): Partition "acl_kernel_partition" did not complete synthesis due to errors</text:p>
      <text:p text:style-name="P43">Info (144001): Generated suppressed messages file /home/af2213/crowdsim/CrowdSim/bin_CrowdSim/top.map.smsg</text:p>
      <text:p text:style-name="P43">Error: Quartus II 64-Bit Analysis &amp; Synthesis was unsuccessful. 2 errors, 10271 warnings</text:p>
      <text:p text:style-name="P43"><text:s text:c="4"/>Error: Peak virtual memory: 12447 megabytes</text:p>
      <text:p text:style-name="P43"><text:s text:c="4"/>Error: Processing ended: Mon Apr 17 16:35:35 2017</text:p>
      <text:p text:style-name="P43"><text:s text:c="4"/>Error: Elapsed time: 05:24:47</text:p>
      <text:p text:style-name="P43"><text:s text:c="4"/>Error: Total CPU time (on all processors): 01:19:17</text:p>
      <text:p text:style-name="P43">Error (293001): Quartus II Full Compilation was unsuccessful. 4 errors, 10272 warnings</text:p>
      <text:p text:style-name="P43">Error: Flow compile (for project /home/af2213/crowdsim/CrowdSim/bin_CrowdSim/top) was not successful</text:p>
      <text:p text:style-name="P43"/>
      <text:p text:style-name="P19"><text:span text:style-name="T14">As the software implementation is abstracted away from the hardware design, it’s hard to see what the problem is. The compiler suggested to add the restrict keyword, </text:span><text:span text:style-name="T21">so that was done as well as getting rid of an unnecessary kernel. It’s difficult as it takes ~5hours to get to the error in the compile stage.</text:span></text:p>
      <text:p text:style-name="P43"/>
      <text:p text:style-name="P50"/>
      <text:p text:style-name="P44"/>
      <text:p text:style-name="P44"><text:span text:style-name="T5">[af2213@ee-snowball2 CrowdSim]$ ./CrowdSim_CL </text:span><text:line-break/>Simulating 400 agents using OpenCL <text:line-break/>Platforms (1): <text:line-break/>   [0] Intel(R) FPGA SDK for OpenCL(TM) [Selected] <text:line-break/>Devices (1): <text:line-break/>   [0] p385_hpc_d5 : PCIe385n [Selected] <text:line-break/>Type of OpenCL device: ACCELERATOR <text:line-break/>Segmentation fault (core dumped) <text:line-break/>[af2213@ee-snowball2 CrowdSim]$ ./CrowdSim_CL --no-graphics <text:line-break/>Simulating 400 agents using OpenCL <text:line-break/>Platforms (1): <text:line-break/>   [0] Intel(R) FPGA SDK for OpenCL(TM) [Selected] <text:line-break/>Devices (1): <text:line-break/>   [0] p385_hpc_d5 : PCIe385n [Selected] <text:line-break/>Type of OpenCL device: ACCELERATOR <text:line-break/>[ INFO ] Called ShareBuffers. <text:line-break/>Reprogramming device [0] with handle 1 <text:line-break/>[ INFO ] Creating kernel computeNewVelocity ... <text:line-break/>[ INFO ] Creating kernel update ... <text:line-break/>[ INFO ] Created RVOSimulator. <text:line-break/>[ INFO ] Beginning scenario4 setup. <text:line-break/>[ INFO ] Finish scenario setup. <text:line-break/>[ INFO ] SimulateCL::Init finishes successfully <text:line-break/>[ INFO ] Begin step <text:line-break/>51 <text:line-break/>primitiveAgentNeighbor size = 4000 <text:line-break/>Buffer size = 46400 <text:line-break/>[ INFO ] resize to 10400 <text:line-break/>** WARNING: [acl0] NOT using DMA to transfer 46400 bytes from host to device because of lack of alignment <text:line-break/>**                 host ptr (0x1292d70) and/or dev offset (0x10000) is not aligned to 64 bytes <text:line-break/>[ INFO ] Created agentsBuffer of size 46400 <text:line-break/>** WARNING: [acl0] NOT using DMA to transfer 1600 bytes from host to device because of lack of alignment <text:line-break/>**                 host ptr (0x1284d20) and/or dev offset (0x1b800) is not aligned to 64 bytes <text:line-break/>[ INFO ] Created agentsForTreeBuffer <text:line-break/>[ INFO ] Created agentNeighborBuffer <text:line-break/>** WARNING: [acl0] NOT using DMA to transfer 166400 bytes from host to device because of lack of alignment <text:line-break/>**                 host ptr (0x125bb50) and/or dev offset (0x24000) is not aligned to 64 bytes <text:line-break/>[ INFO ] Created orcaLineBuffer <text:line-break/>** WARNING: [acl0] NOT using DMA to transfer 25568 bytes from host to device because of lack of alignment <text:line-break/>**                 host ptr (0x124da50) and/or dev offset (0x4cc00) is not aligned to 64 bytes <text:line-break/>[ INFO ] Created treeBuffer <text:line-break/>[ INFO ] Created projBuffer <text:line-break/><text:soft-page-break/>[ INFO ] Created stackBuffer <text:line-break/>[ INFO ] After agentsBuffer_ = clCreateBuffer with size: 46400. <text:line-break/>[ INFO ] size 46400 <text:line-break/>[ INFO ] After kernelComputeNewVelocity kernel argument settings. <text:line-break/>[ INFO ] After kernelComputeNewVelocity kernel enqueue. <text:line-break/>[ INFO ] After kernelUpdate kernel argument settings. <text:line-break/>[ INFO ] After kernelUpdate kernel enqueue. <text:line-break/>[ INFO ] After clFinish. <text:line-break/>** WARNING: [acl0] NOT using DMA to transfer 46400 bytes from device to host because of lack of alignment <text:line-break/>**                 host ptr (0x1292d70) and/or dev offset (0x10000) is not aligned to 64 bytes <text:line-break/>-0.700209 <text:line-break/>Agent 0's current position = (50.579876,51.571636) at time 0.600000 - Goal at (-51.000000, -52.000000) - Velocity = (-0.70<text:line-break/>0209, -0.713938) <text:line-break/>[ INFO ] Step 1 of simulation was executed. <text:line-break/>[ INFO ] Begin step <text:line-break/>50.5799 <text:line-break/>primitiveAgentNeighbor size = 4000 <text:line-break/>[ INFO ] Updated treeBuffer <text:line-break/>-139.844 <text:line-break/>** WARNING: [acl0] NOT using DMA to transfer 25568 bytes from host to device because of lack of alignment <text:line-break/>**                 host ptr (0x124da50) and/or dev offset (0x4cc00) is not aligned to 64 bytes <text:line-break/>** WARNING: [acl0] NOT using DMA to transfer 46400 bytes from host to device because of lack of alignment <text:line-break/>**                 host ptr (0x1292d70) and/or dev offset (0x10000) is not aligned to 64 bytes <text:line-break/>** WARNING: [acl0] NOT using DMA to transfer 1600 bytes from host to device because of lack of alignment <text:line-break/>**                 host ptr (0x1284d20) and/or dev offset (0x1b800) is not aligned to 64 bytes <text:line-break/>[ INFO ] size 46400 <text:line-break/>[ INFO ] After kernelComputeNewVelocity kernel argument settings. <text:line-break/>[ INFO ] After kernelComputeNewVelocity kernel enqueue. <text:line-break/>[ INFO ] After kernelUpdate kernel argument settings. <text:line-break/>[ INFO ] After kernelUpdate kernel enqueue. <text:line-break/>[ INFO ] After clFinish. <text:line-break/>** WARNING: [acl0] NOT using DMA to transfer 46400 bytes from device to host because of lack of alignment <text:line-break/>**                 host ptr (0x1292d70) and/or dev offset (0x10000) is not aligned to 64 bytes <text:line-break/>-0.700209 <text:line-break/>Agent 0's current position = (50.159752,51.143272) at time 1.200000 - Goal at (-51.000000, -52.000000) - Velocity = (-0.70<text:line-break/>0209, -0.713938)<text:line-break/><text:line-break/></text:p>
      <text:p text:style-name="P46"/>
      <text:p text:style-name="P46"><text:soft-page-break/>There is an alignment problem. Can use posix_memalign in order to allocate memory with a specific alignment. Can also copy a larger size of memory with undefined data at the end, and hope/assume that the device will not read from it (possible, as it only accesses the data based on a set pattern).</text:p>
      <text:p text:style-name="P46"/>
      <text:p text:style-name="P46">The problem is that some data structures are not defined by me and needs to be modified from inside the supplied code (could cause unexpected problems).</text:p>
      <text:p text:style-name="P46"/>
      <text:p text:style-name="P47">Memory buffers with alignment problems…</text:p>
      <text:p text:style-name="P45">agentsBuffer</text:p>
      <text:p text:style-name="P45">agentsForTreeBuffer</text:p>
      <text:p text:style-name="P45">orcaLineBuffer</text:p>
      <text:p text:style-name="P45">treeBuffer</text:p>
      <text:p text:style-name="P45"/>
      <text:p text:style-name="P48">Allocated using posix_memalign, which lets you malloc with a specific alignment. This is done in an extra function called after the simulation is setup (all agents added), so we know what the size of the buffers should be. <text:span text:style-name="T29">Although we know it will always be 400 as it is fixed, this is a more durable and sensible solu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5:57:52.786082622</meta:creation-date>
    <meta:generator>LibreOffice/5.1.6.2$Linux_X86_64 LibreOffice_project/10m0$Build-2</meta:generator>
    <dc:date>2017-05-30T16:41:36.195619159</dc:date>
    <meta:editing-duration>PT1H50M48S</meta:editing-duration>
    <meta:editing-cycles>8</meta:editing-cycles>
    <meta:document-statistic meta:table-count="0" meta:image-count="0" meta:object-count="0" meta:page-count="9" meta:paragraph-count="107" meta:word-count="2577" meta:character-count="17892" meta:non-whitespace-character-count="15079"/>
  </office:meta>
</office:document-meta>
</file>